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b4c7dc" fo:border="0.06pt solid #000000"/>
      <style:text-properties fo:color="#008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ndy Crane</text:p>
          </table:table-cell>
          <table:table-cell table:style-name="ce2" office:value-type="string" calcext:value-type="string">
            <text:p>B4:E6:2D:BF:A8:E1</text:p>
            <text:p> (DevkitC)</text:p>
          </table:table-cell>
          <table:table-cell office:value-type="string" calcext:value-type="string">
            <text:p>Current: 3C:71:BF:44:7B:68</text:p>
          </table:table-cell>
        </table:table-row>
        <table:table-row table:style-name="ro1">
          <table:table-cell/>
          <table:table-cell table:style-name="ce3" office:value-type="string" calcext:value-type="string">
            <text:p>CC Comms</text:p>
          </table:table-cell>
          <table:table-cell table:style-name="ce7" office:value-type="string" calcext:value-type="string">
            <text:p>84:CC:A8:83:F1:C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olly stepper driver board is inside the top of the to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pe barrel stepper driver board is on the rear X bra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-00-00</text:date>, <text:time style:data-style-name="N2" text:time-value="20:05:24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5-17T20:06:05.159000000</dc:date>
    <meta:editing-duration>P9DT5H48M39S</meta:editing-duration>
    <meta:editing-cycles>10</meta:editing-cycles>
    <meta:generator>LibreOffice/6.3.3.2$Windows_X86_64 LibreOffice_project/a64200df03143b798afd1ec74a12ab50359878ed</meta:generator>
    <meta:document-statistic meta:table-count="1" meta:cell-count="24" meta:object-count="0"/>
  </office:meta>
</office:document-meta>
</file>